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Text_20_body">
      <style:paragraph-properties fo:text-align="center" style:justify-single-word="false"/>
      <style:text-properties officeooo:rsid="00197d75" officeooo:paragraph-rsid="00197d75"/>
    </style:style>
    <style:style style:name="P5" style:family="paragraph" style:parent-style-name="Text_20_body">
      <style:paragraph-properties fo:margin-left="1.5in" fo:margin-right="0in" fo:text-align="center" style:justify-single-word="false" fo:text-indent="0.5in" style:auto-text-indent="false"/>
      <style:text-properties fo:font-size="14pt" fo:font-weight="bold" style:font-size-asian="14pt" style:font-weight-asian="bold"/>
    </style:style>
    <style:style style:name="P6" style:family="paragraph" style:parent-style-name="Text_20_body">
      <style:paragraph-properties fo:margin-left="1.5in" fo:margin-right="0in" fo:text-align="center" style:justify-single-word="false" fo:text-indent="0.5in" style:auto-text-indent="false"/>
      <style:text-properties fo:font-weight="bold" style:font-weight-asian="bold"/>
    </style:style>
    <style:style style:name="T1" style:family="text">
      <style:text-properties fo:font-size="18pt" fo:font-weight="bold" style:font-size-asian="18pt" style:font-weight-asian="bold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text-transform="uppercase" fo:font-weight="bold" style:letter-kerning="true" style:font-weight-asian="bold"/>
    </style:style>
    <style:style style:name="T5" style:family="text">
      <style:text-properties fo:text-transform="uppercase" fo:font-weight="bold" officeooo:rsid="00197d75" style:letter-kerning="true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/>
      <text:p text:style-name="P2"><text:span text:style-name="T1">Lab Title (IN CAPITOL LETTERS)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pan text:style-name="T2">By</text:span></text:p>
      <text:p text:style-name="P4"><text:span text:style-name="T2">Cameron Justice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pan text:style-name="T3">Submitted To</text:span></text:p>
      <text:p text:style-name="P2"><text:span text:style-name="T3">Jerry Gentry</text:span></text:p>
      <text:p text:style-name="P2"><text:span text:style-name="T3">CITC 1302 PC</text:span><text:bookmark text:name="_GoBack"/><text:span text:style-name="T3">7</text:span></text:p>
      <text:p text:style-name="P3"/>
      <text:p text:style-name="P3"/>
      <text:p text:style-name="P2"><text:span text:style-name="T3">Date of Lab Submission</text:span></text:p>
      <text:p text:style-name="P2"><text:span text:style-name="T4">mm/dd/</text:span><text:span text:style-name="T5">2017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xman nathawat</meta:initial-creator>
    <meta:editing-cycles>5</meta:editing-cycles>
    <meta:print-date>2015-08-24T12:13:00</meta:print-date>
    <meta:creation-date>2017-01-23T19:31:00</meta:creation-date>
    <dc:date>2017-01-25T18:44:35.226438002</dc:date>
    <meta:editing-duration>PT1M31S</meta:editing-duration>
    <meta:generator>LibreOffice/5.2.2.2$Linux_X86_64 LibreOffice_project/20m0$Build-2</meta:generator>
    <meta:document-statistic meta:table-count="0" meta:image-count="0" meta:object-count="0" meta:page-count="1" meta:paragraph-count="8" meta:word-count="20" meta:character-count="116" meta:non-whitespace-character-count="10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